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automatic-styles>
    <style:style style:name="P1" style:family="paragraph" style:parent-style-name="Standard">
      <style:text-properties officeooo:rsid="000f1e3a" officeooo:paragraph-rsid="000f1e3a"/>
    </style:style>
    <style:style style:name="P2" style:family="paragraph" style:parent-style-name="Standard">
      <style:paragraph-properties fo:text-align="center" style:justify-single-word="false"/>
      <style:text-properties officeooo:rsid="00107610" officeooo:paragraph-rsid="00107610"/>
    </style:style>
    <style:style style:name="P3" style:family="paragraph" style:parent-style-name="Standard">
      <style:paragraph-properties fo:text-align="start" style:justify-single-word="false"/>
      <style:text-properties officeooo:rsid="00107610" officeooo:paragraph-rsid="00107610"/>
    </style:style>
    <style:style style:name="P4" style:family="paragraph" style:parent-style-name="Standard">
      <style:paragraph-properties fo:text-align="start" style:justify-single-word="false"/>
      <style:text-properties officeooo:rsid="001598e4" officeooo:paragraph-rsid="001598e4"/>
    </style:style>
    <style:style style:name="P5" style:family="paragraph" style:parent-style-name="Standard">
      <style:paragraph-properties fo:text-align="start" style:justify-single-word="false"/>
      <style:text-properties officeooo:rsid="001598e4" officeooo:paragraph-rsid="001766ad"/>
    </style:style>
    <style:style style:name="P6" style:family="paragraph" style:parent-style-name="Standard">
      <style:paragraph-properties fo:text-align="start" style:justify-single-word="false"/>
      <style:text-properties officeooo:rsid="001766ad" officeooo:paragraph-rsid="001766ad"/>
    </style:style>
    <style:style style:name="P7" style:family="paragraph" style:parent-style-name="Standard">
      <style:paragraph-properties fo:text-align="start" style:justify-single-word="false"/>
      <style:text-properties officeooo:rsid="0018347b" officeooo:paragraph-rsid="0018347b"/>
    </style:style>
    <style:style style:name="P8" style:family="paragraph" style:parent-style-name="Standard">
      <style:text-properties officeooo:rsid="000f1e3a" officeooo:paragraph-rsid="000f1e3a"/>
    </style:style>
    <style:style style:name="T1" style:family="text">
      <style:text-properties style:font-name="Times New Roman"/>
    </style:style>
    <style:style style:name="T2" style:family="text">
      <style:text-properties style:font-name="Times New Roman" officeooo:rsid="001598e4"/>
    </style:style>
    <style:style style:name="T3" style:family="text">
      <style:text-properties style:font-name="Times New Roman" officeooo:rsid="001766a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Donovan McCarthy </text:p>
      <text:p text:style-name="P1"/>
      <text:p text:style-name="P1">Lecture-5</text:p>
      <text:p text:style-name="P1"/>
      <text:p text:style-name="P2">Inheritance/Unite testing</text:p>
      <text:p text:style-name="P3"><text:span text:style-name="T1">- <text:s/></text:span><text:span text:style-name="T2">We care about the TEST_METHOD</text:span></text:p>
      <text:p text:style-name="P4"><text:span text:style-name="T1">- start with Assert::</text:span></text:p>
      <text:p text:style-name="P4"><text:span text:style-name="T1">-</text:span><text:span text:style-name="T3">AreEqual(,)</text:span></text:p>
      <text:p text:style-name="P4"><text:span text:style-name="T3">-you need at lease a: </text:span></text:p>
      <text:p text:style-name="P5"><text:span text:style-name="T3"><text:tab/></text:span></text:p>
      <text:p text:style-name="P5"><text:span text:style-name="T3"><text:tab/>int main()</text:span></text:p>
      <text:p text:style-name="P6"><text:span text:style-name="T1"><text:tab/>{</text:span></text:p>
      <text:p text:style-name="P6"><text:span text:style-name="T1"><text:tab/><text:tab/>return 0; </text:span></text:p>
      <text:p text:style-name="P6"><text:span text:style-name="T1"><text:tab/>}</text:span></text:p>
      <text:p text:style-name="P6"><text:span text:style-name="T1"/></text:p>
      <text:p text:style-name="P6"><text:span text:style-name="T1">-Right click project and add a reference </text:span></text:p>
      <text:p text:style-name="P6"><text:span text:style-name="T1">-Then add “#include “..\folder\headerfile.h” </text:span></text:p>
      <text:p text:style-name="P7"><text:span text:style-name="T1">- AAA method:<text:line-break/> //Arrange</text:span></text:p>
      <text:p text:style-name="P7"><text:span text:style-name="T1"><text:tab/>-expected </text:span></text:p>
      <text:p text:style-name="P7"><text:span text:style-name="T1">//Act </text:span></text:p>
      <text:p text:style-name="P7"><text:span text:style-name="T1"><text:tab/>-actual </text:span></text:p>
      <text:p text:style-name="P7"><text:span text:style-name="T1">//Assert </text:span></text:p>
      <text:p text:style-name="P7"><text:span text:style-name="T1"><text:tab/>-Assert </text:span></text:p>
      <text:p text:style-name="P7"><text:span text:style-name="T1"/></text:p>
      <text:p text:style-name="P7"><text:span text:style-name="T1">-Change test method name </text:span></text:p>
      <text:p text:style-name="P7"><text:span text:style-name="T1">- </text:span></text:p>
      <text:p text:style-name="P6"><text:span text:style-name="T1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 Unicode MS1" svg:font-family="'Arial Unicode M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  <style:font-face style:name="Songti SC" svg:font-family="'Songti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ongti SC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Arial Unicode MS" style:font-family-complex="'Arial Unicode M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 Unicode MS1" style:font-family-complex="'Arial Unicode M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 Unicode MS1" style:font-family-complex="'Arial Unicode M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 Unicode MS1" style:font-family-complex="'Arial Unicode M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21T09:49:52.732992460</meta:creation-date>
    <dc:date>2019-05-28T09:03:02.523310049</dc:date>
    <meta:editing-duration>PT1H13M33S</meta:editing-duration>
    <meta:editing-cycles>4</meta:editing-cycles>
    <meta:generator>LibreOffice/6.1.6.3$MacOSX_X86_64 LibreOffice_project/5896ab1714085361c45cf540f76f60673dd96a72</meta:generator>
    <meta:document-statistic meta:table-count="0" meta:image-count="0" meta:object-count="0" meta:page-count="1" meta:paragraph-count="22" meta:word-count="52" meta:character-count="347" meta:non-whitespace-character-count="293"/>
  </office:meta>
</office:document-meta>
</file>